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-start text:name="one-pass-assembler"/>One pass Assembler<text:bookmark-end text:name="one-pass-assembler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stdlib.h&gt;</text:span> </text:p>
      <text:p text:style-name="Preformatted_20_Text"/>
      <text:p text:style-name="Preformatted_20_Text"><text:span text:style-name="PreprocessorTok">#define MAX_SYM </text:span><text:span text:style-name="DecValTok">50</text:span> </text:p>
      <text:p text:style-name="Preformatted_20_Text"><text:span text:style-name="PreprocessorTok">#define MAX_OBJ </text:span><text:span text:style-name="DecValTok">4096</text:span> </text:p>
      <text:p text:style-name="Preformatted_20_Text"><text:span text:style-name="PreprocessorTok">#define MAX_LINE </text:span><text:span text:style-name="DecValTok">256</text:span> </text:p>
      <text:p text:style-name="Preformatted_20_Text"><text:span text:style-name="PreprocessorTok">#define MAX_ADDR </text:span><text:span text:style-name="BaseNTok">0xFFFFF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Ref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pos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Ref </text:span><text:span text:style-name="OperatorTok">*</text:span><text:span text:style-name="NormalTok">next</text:span><text:span text:style-name="OperatorTok">;</text:span> </text:p>
      <text:p text:style-name="Preformatted_20_Text"><text:span text:style-name="OperatorTok">}</text:span><text:span text:style-name="NormalTok"> Ref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name</text:span><text:span text:style-name="OperatorTok">[</text:span><text:span text:style-name="DecValTok">10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defined</text:span><text:span text:style-name="OperatorTok">;</text:span> </text:p>
      <text:p text:style-name="Preformatted_20_Text"><text:span text:style-name="NormalTok"><text:s text:c="4"/>Ref </text:span><text:span text:style-name="OperatorTok">*</text:span><text:span text:style-name="NormalTok">refs</text:span><text:span text:style-name="OperatorTok">;</text:span> </text:p>
      <text:p text:style-name="Preformatted_20_Text"><text:span text:style-name="OperatorTok">}</text:span><text:span text:style-name="NormalTok"> Symbol</text:span><text:span text:style-name="OperatorTok">;</text:span> </text:p>
      <text:p text:style-name="Preformatted_20_Text"/>
      <text:p text:style-name="Preformatted_20_Text"><text:span text:style-name="NormalTok">Symbol symtab</text:span><text:span text:style-name="OperatorTok">[</text:span><text:span text:style-name="NormalTok">MAX_SYM</text:span><text:span text:style-name="OperatorTok">];</text:span> </text:p>
      <text:p text:style-name="Preformatted_20_Text"><text:span text:style-name="DataTypeTok">int</text:span><text:span text:style-name="NormalTok"> nsym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DataTypeTok">unsigned</text:span><text:span text:style-name="NormalTok"> </text:span><text:span text:style-name="DataTypeTok">char</text:span><text:span text:style-name="NormalTok"> objbuf</text:span><text:span text:style-name="OperatorTok">[</text:span><text:span text:style-name="NormalTok">MAX_OBJ</text:span><text:span text:style-name="OperatorTok">];</text:span> </text:p>
      <text:p text:style-name="Preformatted_20_Text"><text:span text:style-name="DataTypeTok">int</text:span><text:span text:style-name="NormalTok"> objidx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DataTypeTok">int</text:span><text:span text:style-name="NormalTok"> locct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DataTypeTok">int</text:span><text:span text:style-name="NormalTok"> start_add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DataTypeTok">char</text:span><text:span text:style-name="NormalTok"> progname</text:span><text:span text:style-name="OperatorTok">[</text:span><text:span text:style-name="DecValTok">10</text:span><text:span text:style-name="OperatorTok">]</text:span><text:span text:style-name="NormalTok"> </text:span><text:span text:style-name="OperatorTok">=</text:span><text:span text:style-name="NormalTok"> </text:span><text:span text:style-name="StringTok">"PROG"</text:span><text:span text:style-name="OperatorTok">;</text:span> </text:p>
      <text:p text:style-name="Preformatted_20_Text"/>
      <text:p text:style-name="Preformatted_20_Text"><text:span text:style-name="DataTypeTok">int</text:span><text:span text:style-name="NormalTok"> hex_to_int</text:span><text:span text:style-name="OperatorTok">(</text:span><text:span text:style-name="DataTypeTok">char</text:span><text:span text:style-name="NormalTok"> </text:span><text:span text:style-name="OperatorTok">*</text:span><text:span text:style-name="NormalTok">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val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s</text:span><text:span text:style-name="OperatorTok">[</text:span><text:span text:style-name="NormalTok">i</text:span><text:span text:style-name="OperatorTok">]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val </text:span><text:span text:style-name="OperatorTok">&lt;&lt;=</text:span><text:span text:style-name="NormalTok"> </text:span><text:span text:style-name="DecValTok">4</text:span><text:span text:style-name="OperatorTok">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</text:span><text:span text:style-name="OperatorTok">[</text:span><text:span text:style-name="NormalTok">i</text:span><text:span text:style-name="OperatorTok">]</text:span><text:span text:style-name="NormalTok"> </text:span><text:span text:style-name="OperatorTok">&gt;=</text:span><text:span text:style-name="NormalTok"> </text:span><text:span text:style-name="CharTok">'0'</text:span><text:span text:style-name="NormalTok"> </text:span><text:span text:style-name="OperatorTok">&amp;&amp;</text:span><text:span text:style-name="NormalTok"> s</text:span><text:span text:style-name="OperatorTok">[</text:span><text:span text:style-name="NormalTok">i</text:span><text:span text:style-name="OperatorTok">]</text:span><text:span text:style-name="NormalTok"> </text:span><text:span text:style-name="OperatorTok">&lt;=</text:span><text:span text:style-name="NormalTok"> </text:span><text:span text:style-name="CharTok">'9'</text:span><text:span text:style-name="OperatorTok">)</text:span><text:span text:style-name="NormalTok"> val </text:span><text:span text:style-name="OperatorTok">|=</text:span><text:span text:style-name="NormalTok"> s</text:span><text:span text:style-name="OperatorTok">[</text:span><text:span text:style-name="NormalTok">i</text:span><text:span text:style-name="OperatorTok">]</text:span><text:span text:style-name="NormalTok"> </text:span><text:span text:style-name="OperatorTok">-</text:span><text:span text:style-name="NormalTok"> </text:span><text:span text:style-name="CharTok">'0'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</text:span><text:span text:style-name="OperatorTok">[</text:span><text:span text:style-name="NormalTok">i</text:span><text:span text:style-name="OperatorTok">]&gt;=</text:span><text:span text:style-name="CharTok">'A'</text:span><text:span text:style-name="NormalTok"> </text:span><text:span text:style-name="OperatorTok">&amp;&amp;</text:span><text:span text:style-name="NormalTok"> s</text:span><text:span text:style-name="OperatorTok">[</text:span><text:span text:style-name="NormalTok">i</text:span><text:span text:style-name="OperatorTok">]&lt;=</text:span><text:span text:style-name="CharTok">'F'</text:span><text:span text:style-name="OperatorTok">)</text:span><text:span text:style-name="NormalTok"> val </text:span><text:span text:style-name="OperatorTok">|=</text:span><text:span text:style-name="NormalTok"> s</text:span><text:span text:style-name="OperatorTok">[</text:span><text:span text:style-name="NormalTok">i</text:span><text:span text:style-name="OperatorTok">]</text:span><text:span text:style-name="NormalTok"> </text:span><text:span text:style-name="OperatorTok">-</text:span><text:span text:style-name="NormalTok"> </text:span><text:span text:style-name="CharTok">'A'</text:span><text:span text:style-name="NormalTok"> </text:span><text:span text:style-name="OperatorTok">+</text:span><text:span text:style-name="NormalTok"> </text:span><text:span text:style-name="DecValTok">10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</text:span><text:span text:style-name="OperatorTok">[</text:span><text:span text:style-name="NormalTok">i</text:span><text:span text:style-name="OperatorTok">]&gt;=</text:span><text:span text:style-name="CharTok">'a'</text:span><text:span text:style-name="NormalTok"> </text:span><text:span text:style-name="OperatorTok">&amp;&amp;</text:span><text:span text:style-name="NormalTok"> s</text:span><text:span text:style-name="OperatorTok">[</text:span><text:span text:style-name="NormalTok">i</text:span><text:span text:style-name="OperatorTok">]&lt;=</text:span><text:span text:style-name="CharTok">'f'</text:span><text:span text:style-name="OperatorTok">)</text:span><text:span text:style-name="NormalTok"> val </text:span><text:span text:style-name="OperatorTok">|=</text:span><text:span text:style-name="NormalTok"> s</text:span><text:span text:style-name="OperatorTok">[</text:span><text:span text:style-name="NormalTok">i</text:span><text:span text:style-name="OperatorTok">]</text:span><text:span text:style-name="NormalTok"> </text:span><text:span text:style-name="OperatorTok">-</text:span><text:span text:style-name="NormalTok"> </text:span><text:span text:style-name="CharTok">'a'</text:span><text:span text:style-name="NormalTok"> </text:span><text:span text:style-name="OperatorTok">+</text:span><text:span text:style-name="NormalTok"> </text:span><text:span text:style-name="DecValTok">10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val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int</text:span><text:span text:style-name="NormalTok"> find_sym</text:span><text:span text:style-name="OperatorTok">(</text:span><text:span text:style-name="DataTypeTok">char</text:span><text:span text:style-name="NormalTok"> </text:span><text:span text:style-name="OperatorTok">*</text:span><text:span text:style-name="NormalTok">nam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nsym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symtab</text:span><text:span text:style-name="OperatorTok">[</text:span><text:span text:style-name="NormalTok">i</text:span><text:span text:style-name="OperatorTok">].</text:span><text:span text:style-name="NormalTok">name</text:span><text:span text:style-name="OperatorTok">,</text:span><text:span text:style-name="NormalTok"> name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ControlFlowTok">return</text:span><text:span text:style-name="NormalTok"> i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insert_forward</text:span><text:span text:style-name="OperatorTok">(</text:span><text:span text:style-name="DataTypeTok">char</text:span><text:span text:style-name="NormalTok"> </text:span><text:span text:style-name="OperatorTok">*</text:span><text:span text:style-name="NormalTok">nam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idx </text:span><text:span text:style-name="OperatorTok">=</text:span><text:span text:style-name="NormalTok"> find_sym</text:span><text:span text:style-name="OperatorTok">(</text:span><text:span text:style-name="NormalTok">name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idx </text:span><text:span text:style-name="OperatorTok">=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nsym </text:span><text:span text:style-name="OperatorTok">&gt;=</text:span><text:span text:style-name="NormalTok"> MAX_SYM</text:span><text:span text:style-name="OperatorTok">)</text:span><text:span text:style-name="NormalTok"> </text:span><text:span text:style-name="ControlFlowTok">return</text:span><text:span text:style-name="OperatorTok">;</text:span> </text:p>
      <text:p text:style-name="Preformatted_20_Text"><text:span text:style-name="NormalTok"><text:s text:c="8"/>strcpy</text:span><text:span text:style-name="OperatorTok">(</text:span><text:span text:style-name="NormalTok">symtab</text:span><text:span text:style-name="OperatorTok">[</text:span><text:span text:style-name="NormalTok">nsym</text:span><text:span text:style-name="OperatorTok">].</text:span><text:span text:style-name="NormalTok">name</text:span><text:span text:style-name="OperatorTok">,</text:span><text:span text:style-name="NormalTok"> name</text:span><text:span text:style-name="OperatorTok">);</text:span> </text:p>
      <text:p text:style-name="Preformatted_20_Text"><text:span text:style-name="NormalTok"><text:s text:c="8"/>symtab</text:span><text:span text:style-name="OperatorTok">[</text:span><text:span text:style-name="NormalTok">nsym</text:span><text:span text:style-name="OperatorTok">].</text:span><text:span text:style-name="NormalTok">add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symtab</text:span><text:span text:style-name="OperatorTok">[</text:span><text:span text:style-name="NormalTok">nsym</text:span><text:span text:style-name="OperatorTok">].</text:span><text:span text:style-name="NormalTok">define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symtab</text:span><text:span text:style-name="OperatorTok">[</text:span><text:span text:style-name="NormalTok">nsym</text:span><text:span text:style-name="OperatorTok">].</text:span><text:span text:style-name="NormalTok">refs </text:span><text:span text:style-name="OperatorTok">=</text:span><text:span text:style-name="NormalTok"> NULL</text:span><text:span text:style-name="OperatorTok">;</text:span> </text:p>
      <text:p text:style-name="Preformatted_20_Text"><text:span text:style-name="NormalTok"><text:s text:c="8"/>nsym</text:span><text:span text:style-name="OperatorTok">++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int</text:span><text:span text:style-name="NormalTok"> insert_sym</text:span><text:span text:style-name="OperatorTok">(</text:span><text:span text:style-name="DataTypeTok">char</text:span><text:span text:style-name="NormalTok"> </text:span><text:span text:style-name="OperatorTok">*</text:span><text:span text:style-name="NormalTok">name</text:span><text:span text:style-name="OperatorTok">,</text:span><text:span text:style-name="NormalTok"> </text:span><text:span text:style-name="DataTypeTok">int</text:span><text:span text:style-name="NormalTok"> add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idx </text:span><text:span text:style-name="OperatorTok">=</text:span><text:span text:style-name="NormalTok"> find_sym</text:span><text:span text:style-name="OperatorTok">(</text:span><text:span text:style-name="NormalTok">name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idx </text:span><text:span text:style-name="OperatorTok">!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ymtab</text:span><text:span text:style-name="OperatorTok">[</text:span><text:span text:style-name="NormalTok">idx</text:span><text:span text:style-name="OperatorTok">].</text:span><text:span text:style-name="NormalTok">define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Error: </text:span><text:span text:style-name="SpecialCharTok">%s</text:span><text:span text:style-name="StringTok"> redefined</text:span><text:span text:style-name="SpecialCharTok">\n</text:span><text:span text:style-name="StringTok">"</text:span><text:span text:style-name="OperatorTok">,</text:span><text:span text:style-name="NormalTok"> name</text:span><text:span text:style-name="OperatorTok">);</text:span> </text:p>
      <text:p text:style-name="Preformatted_20_Text"><text:span text:style-name="NormalTok"><text:s text:c="12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symtab</text:span><text:span text:style-name="OperatorTok">[</text:span><text:span text:style-name="NormalTok">idx</text:span><text:span text:style-name="OperatorTok">].</text:span><text:span text:style-name="NormalTok">addr </text:span><text:span text:style-name="OperatorTok">=</text:span><text:span text:style-name="NormalTok"> addr</text:span><text:span text:style-name="OperatorTok">;</text:span> </text:p>
      <text:p text:style-name="Preformatted_20_Text"><text:span text:style-name="NormalTok"><text:s text:c="8"/>symtab</text:span><text:span text:style-name="OperatorTok">[</text:span><text:span text:style-name="NormalTok">idx</text:span><text:span text:style-name="OperatorTok">].</text:span><text:span text:style-name="NormalTok">define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8"/>Ref </text:span><text:span text:style-name="OperatorTok">*</text:span><text:span text:style-name="NormalTok">r </text:span><text:span text:style-name="OperatorTok">=</text:span><text:span text:style-name="NormalTok"> symtab</text:span><text:span text:style-name="OperatorTok">[</text:span><text:span text:style-name="NormalTok">idx</text:span><text:span text:style-name="OperatorTok">].</text:span><text:span text:style-name="NormalTok">refs</text:span><text:span text:style-name="OperatorTok">;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</text:span><text:span text:style-name="NormalTok">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p </text:span><text:span text:style-name="OperatorTok">=</text:span><text:span text:style-name="NormalTok"> r</text:span><text:span text:style-name="OperatorTok">-&gt;</text:span><text:span text:style-name="NormalTok">pos</text:span><text:span text:style-name="OperatorTok">;</text:span> </text:p>
      <text:p text:style-name="Preformatted_20_Text"><text:span text:style-name="NormalTok"><text:s text:c="12"/>objbuf</text:span><text:span text:style-name="OperatorTok">[</text:span><text:span text:style-name="NormalTok">p</text:span><text:span text:style-name="OperatorTok">]</text:span><text:span text:style-name="NormalTok"> </text:span><text:span text:style-name="OperatorTok">=</text:span><text:span text:style-name="NormalTok"> </text:span><text:span text:style-name="OperatorTok">(</text:span><text:span text:style-name="NormalTok">addr </text:span><text:span text:style-name="OperatorTok">&gt;&gt;</text:span><text:span text:style-name="NormalTok"> </text:span><text:span text:style-name="DecValTok">8</text:span><text:span text:style-name="OperatorTok">)</text:span><text:span text:style-name="NormalTok">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NormalTok"><text:s text:c="12"/>objbuf</text:span><text:span text:style-name="OperatorTok">[</text:span><text:span text:style-name="NormalTok">p </text:span><text:span text:style-name="OperatorTok">+</text:span><text:span text:style-name="NormalTok"> </text:span><text:span text:style-name="DecValTok">1</text:span><text:span text:style-name="OperatorTok">]</text:span><text:span text:style-name="NormalTok"> </text:span><text:span text:style-name="OperatorTok">=</text:span><text:span text:style-name="NormalTok"> addr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NormalTok"><text:s text:c="12"/>Ref </text:span><text:span text:style-name="OperatorTok">*</text:span><text:span text:style-name="NormalTok">tmp </text:span><text:span text:style-name="OperatorTok">=</text:span><text:span text:style-name="NormalTok"> r</text:span><text:span text:style-name="OperatorTok">;</text:span> </text:p>
      <text:p text:style-name="Preformatted_20_Text"><text:span text:style-name="NormalTok"><text:s text:c="12"/>r </text:span><text:span text:style-name="OperatorTok">=</text:span><text:span text:style-name="NormalTok"> r</text:span><text:span text:style-name="OperatorTok">-&gt;</text:span><text:span text:style-name="NormalTok">next</text:span><text:span text:style-name="OperatorTok">;</text:span> </text:p>
      <text:p text:style-name="Preformatted_20_Text"><text:span text:style-name="NormalTok"><text:s text:c="12"/>free</text:span><text:span text:style-name="OperatorTok">(</text:span><text:span text:style-name="NormalTok">tmp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symtab</text:span><text:span text:style-name="OperatorTok">[</text:span><text:span text:style-name="NormalTok">idx</text:span><text:span text:style-name="OperatorTok">].</text:span><text:span text:style-name="NormalTok">refs </text:span><text:span text:style-name="OperatorTok">=</text:span><text:span text:style-name="NormalTok"> NULL</text:span><text:span text:style-name="OperatorTok">;</text:span> </text:p>
      <text:p text:style-name="Preformatted_20_Text"><text:span text:style-name="NormalTok"><text:s text:c="8"/></text:span><text:span text:style-name="ControlFlowTok">return</text:span><text:span text:style-name="NormalTok"> idx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nsym </text:span><text:span text:style-name="OperatorTok">&gt;=</text:span><text:span text:style-name="NormalTok"> MAX_SYM</text:span><text:span text:style-name="OperatorTok">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strcpy</text:span><text:span text:style-name="OperatorTok">(</text:span><text:span text:style-name="NormalTok">symtab</text:span><text:span text:style-name="OperatorTok">[</text:span><text:span text:style-name="NormalTok">nsym</text:span><text:span text:style-name="OperatorTok">].</text:span><text:span text:style-name="NormalTok">name</text:span><text:span text:style-name="OperatorTok">,</text:span><text:span text:style-name="NormalTok"> name</text:span><text:span text:style-name="OperatorTok">);</text:span> </text:p>
      <text:p text:style-name="Preformatted_20_Text"><text:span text:style-name="NormalTok"><text:s text:c="4"/>symtab</text:span><text:span text:style-name="OperatorTok">[</text:span><text:span text:style-name="NormalTok">nsym</text:span><text:span text:style-name="OperatorTok">].</text:span><text:span text:style-name="NormalTok">addr </text:span><text:span text:style-name="OperatorTok">=</text:span><text:span text:style-name="NormalTok"> addr</text:span><text:span text:style-name="OperatorTok">;</text:span> </text:p>
      <text:p text:style-name="Preformatted_20_Text"><text:span text:style-name="NormalTok"><text:s text:c="4"/>symtab</text:span><text:span text:style-name="OperatorTok">[</text:span><text:span text:style-name="NormalTok">nsym</text:span><text:span text:style-name="OperatorTok">].</text:span><text:span text:style-name="NormalTok">define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oft-page-break/><text:span text:style-name="NormalTok"><text:s text:c="4"/>symtab</text:span><text:span text:style-name="OperatorTok">[</text:span><text:span text:style-name="NormalTok">nsym</text:span><text:span text:style-name="OperatorTok">].</text:span><text:span text:style-name="NormalTok">refs </text:span><text:span text:style-name="OperatorTok">=</text:span><text:span text:style-name="NormalTok"> NULL</text:span><text:span text:style-name="OperatorTok">;</text:span> </text:p>
      <text:p text:style-name="Preformatted_20_Text"><text:span text:style-name="NormalTok"><text:s text:c="4"/></text:span><text:span text:style-name="ControlFlowTok">return</text:span><text:span text:style-name="NormalTok"> nsym</text:span><text:span text:style-name="OperatorTok">++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add_ref</text:span><text:span text:style-name="OperatorTok">(</text:span><text:span text:style-name="DataTypeTok">int</text:span><text:span text:style-name="NormalTok"> symidx</text:span><text:span text:style-name="OperatorTok">,</text:span><text:span text:style-name="NormalTok"> </text:span><text:span text:style-name="DataTypeTok">int</text:span><text:span text:style-name="NormalTok"> po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Ref </text:span><text:span text:style-name="OperatorTok">*</text:span><text:span text:style-name="NormalTok">ref </text:span><text:span text:style-name="OperatorTok">=</text:span><text:span text:style-name="NormalTok"> malloc</text:span><text:span text:style-name="OperatorTok">(</text:span><text:span text:style-name="KeywordTok">sizeof</text:span><text:span text:style-name="OperatorTok">(</text:span><text:span text:style-name="NormalTok">Ref</text:span><text:span text:style-name="OperatorTok">));</text:span> </text:p>
      <text:p text:style-name="Preformatted_20_Text"><text:span text:style-name="NormalTok"><text:s text:c="4"/>ref</text:span><text:span text:style-name="OperatorTok">-&gt;</text:span><text:span text:style-name="NormalTok">pos </text:span><text:span text:style-name="OperatorTok">=</text:span><text:span text:style-name="NormalTok"> pos</text:span><text:span text:style-name="OperatorTok">;</text:span> </text:p>
      <text:p text:style-name="Preformatted_20_Text"><text:span text:style-name="NormalTok"><text:s text:c="4"/>ref</text:span><text:span text:style-name="OperatorTok">-&gt;</text:span><text:span text:style-name="NormalTok">next </text:span><text:span text:style-name="OperatorTok">=</text:span><text:span text:style-name="NormalTok"> symtab</text:span><text:span text:style-name="OperatorTok">[</text:span><text:span text:style-name="NormalTok">symidx</text:span><text:span text:style-name="OperatorTok">].</text:span><text:span text:style-name="NormalTok">refs</text:span><text:span text:style-name="OperatorTok">;</text:span> </text:p>
      <text:p text:style-name="Preformatted_20_Text"><text:span text:style-name="NormalTok"><text:s text:c="4"/>symtab</text:span><text:span text:style-name="OperatorTok">[</text:span><text:span text:style-name="NormalTok">symidx</text:span><text:span text:style-name="OperatorTok">].</text:span><text:span text:style-name="NormalTok">refs </text:span><text:span text:style-name="OperatorTok">=</text:span><text:span text:style-name="NormalTok"> ref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int</text:span><text:span text:style-name="NormalTok"> get_operand_addr</text:span><text:span text:style-name="OperatorTok">(</text:span><text:span text:style-name="DataTypeTok">char</text:span><text:span text:style-name="NormalTok"> </text:span><text:span text:style-name="OperatorTok">*</text:span><text:span text:style-name="NormalTok">opn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</text:span><text:span text:style-name="OperatorTok">*</text:span><text:span text:style-name="NormalTok">end</text:span><text:span text:style-name="OperatorTok">;</text:span> </text:p>
      <text:p text:style-name="Preformatted_20_Text"><text:span text:style-name="NormalTok"><text:s text:c="4"/></text:span><text:span text:style-name="DataTypeTok">long</text:span><text:span text:style-name="NormalTok"> num </text:span><text:span text:style-name="OperatorTok">=</text:span><text:span text:style-name="NormalTok"> strtol</text:span><text:span text:style-name="OperatorTok">(</text:span><text:span text:style-name="NormalTok">opnd</text:span><text:span text:style-name="OperatorTok">,</text:span><text:span text:style-name="NormalTok"> </text:span><text:span text:style-name="OperatorTok">&amp;</text:span><text:span text:style-name="NormalTok">end</text:span><text:span text:style-name="OperatorTok">,</text:span><text:span text:style-name="NormalTok"> </text:span><text:span text:style-name="DecValTok">10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*</text:span><text:span text:style-name="NormalTok">end </text:span><text:span text:style-name="OperatorTok">==</text:span><text:span text:style-name="NormalTok"> </text:span><text:span text:style-name="CharTok">'</text:span><text:span text:style-name="SpecialCharTok">\0</text:span><text:span text:style-name="CharTok">'</text:span><text:span text:style-name="OperatorTok">)</text:span><text:span text:style-name="NormalTok"> </text:span><text:span text:style-name="ControlFlowTok">return</text:span><text:span text:style-name="NormalTok"> </text:span><text:span text:style-name="OperatorTok">(</text:span><text:span text:style-name="DataTypeTok">int</text:span><text:span text:style-name="OperatorTok">)</text:span><text:span text:style-name="NormalTok">num</text:span><text:span text:style-name="OperatorTok">;</text:span> </text:p>
      <text:p text:style-name="Preformatted_20_Text"/>
      <text:p text:style-name="Preformatted_20_Text"><text:span text:style-name="NormalTok"><text:s text:c="4"/>num </text:span><text:span text:style-name="OperatorTok">=</text:span><text:span text:style-name="NormalTok"> strtol</text:span><text:span text:style-name="OperatorTok">(</text:span><text:span text:style-name="NormalTok">opnd</text:span><text:span text:style-name="OperatorTok">,</text:span><text:span text:style-name="NormalTok"> </text:span><text:span text:style-name="OperatorTok">&amp;</text:span><text:span text:style-name="NormalTok">end</text:span><text:span text:style-name="OperatorTok">,</text:span><text:span text:style-name="NormalTok"> </text:span><text:span text:style-name="DecValTok">16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*</text:span><text:span text:style-name="NormalTok">end </text:span><text:span text:style-name="OperatorTok">==</text:span><text:span text:style-name="NormalTok"> </text:span><text:span text:style-name="CharTok">'</text:span><text:span text:style-name="SpecialCharTok">\0</text:span><text:span text:style-name="CharTok">'</text:span><text:span text:style-name="OperatorTok">)</text:span><text:span text:style-name="NormalTok"> </text:span><text:span text:style-name="ControlFlowTok">return</text:span><text:span text:style-name="NormalTok"> </text:span><text:span text:style-name="OperatorTok">(</text:span><text:span text:style-name="DataTypeTok">int</text:span><text:span text:style-name="OperatorTok">)</text:span><text:span text:style-name="NormalTok">num</text:span><text:span text:style-name="OperatorTok">;</text:span> </text:p>
      <text:p text:style-name="Preformatted_20_Text"/>
      <text:p text:style-name="Preformatted_20_Text"><text:span text:style-name="NormalTok"><text:s text:c="4"/></text:span><text:span text:style-name="DataTypeTok">int</text:span><text:span text:style-name="NormalTok"> idx </text:span><text:span text:style-name="OperatorTok">=</text:span><text:span text:style-name="NormalTok"> find_sym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idx </text:span><text:span text:style-name="OperatorTok">=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insert_forward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idx </text:span><text:span text:style-name="OperatorTok">=</text:span><text:span text:style-name="NormalTok"> find_sym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add_ref</text:span><text:span text:style-name="OperatorTok">(</text:span><text:span text:style-name="NormalTok">idx</text:span><text:span text:style-name="OperatorTok">,</text:span><text:span text:style-name="NormalTok"> objidx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ymtab</text:span><text:span text:style-name="OperatorTok">[</text:span><text:span text:style-name="NormalTok">idx</text:span><text:span text:style-name="OperatorTok">].</text:span><text:span text:style-name="NormalTok">defined</text:span><text:span text:style-name="OperatorTok">)</text:span><text:span text:style-name="NormalTok"> </text:span><text:span text:style-name="ControlFlowTok">return</text:span><text:span text:style-name="NormalTok"> symtab</text:span><text:span text:style-name="OperatorTok">[</text:span><text:span text:style-name="NormalTok">idx</text:span><text:span text:style-name="OperatorTok">].</text:span><text:span text:style-name="NormalTok">addr</text:span><text:span text:style-name="OperatorTok">;</text:span> </text:p>
      <text:p text:style-name="Preformatted_20_Text"><text:span text:style-name="NormalTok"><text:s text:c="4"/>add_ref</text:span><text:span text:style-name="OperatorTok">(</text:span><text:span text:style-name="NormalTok">idx</text:span><text:span text:style-name="OperatorTok">,</text:span><text:span text:style-name="NormalTok"> objidx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append_addr</text:span><text:span text:style-name="OperatorTok">(</text:span><text:span text:style-name="DataTypeTok">int</text:span><text:span text:style-name="NormalTok"> add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</text:span><text:span text:style-name="OperatorTok">(</text:span><text:span text:style-name="NormalTok">addr </text:span><text:span text:style-name="OperatorTok">&gt;&gt;</text:span><text:span text:style-name="NormalTok"> </text:span><text:span text:style-name="DecValTok">8</text:span><text:span text:style-name="OperatorTok">)</text:span><text:span text:style-name="NormalTok">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addr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OperatorTok">}</text:span> </text:p>
      <text:p text:style-name="Preformatted_20_Text"><text:span text:style-name="DataTypeTok">void</text:span><text:span text:style-name="NormalTok"> append_byte</text:span><text:span text:style-name="OperatorTok">(</text:span><text:span text:style-name="DataTypeTok">unsigned</text:span><text:span text:style-name="NormalTok"> </text:span><text:span text:style-name="DataTypeTok">char</text:span><text:span text:style-name="NormalTok"> b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b</text:span><text:span text:style-name="OperatorTok">;</text:span> </text:p>
      <text:p text:style-name="Preformatted_20_Text"><text:span text:style-name="OperatorTok">}</text:span> </text:p>
      <text:p text:style-name="Preformatted_20_Text"><text:span text:style-name="DataTypeTok">void</text:span><text:span text:style-name="NormalTok"> append_word</text:span><text:span text:style-name="OperatorTok">(</text:span><text:span text:style-name="DataTypeTok">int</text:span><text:span text:style-name="NormalTok"> val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</text:span><text:span text:style-name="OperatorTok">(</text:span><text:span text:style-name="NormalTok">val </text:span><text:span text:style-name="OperatorTok">&gt;&gt;</text:span><text:span text:style-name="NormalTok"> </text:span><text:span text:style-name="DecValTok">16</text:span><text:span text:style-name="OperatorTok">)</text:span><text:span text:style-name="NormalTok">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</text:span><text:span text:style-name="OperatorTok">(</text:span><text:span text:style-name="NormalTok">val </text:span><text:span text:style-name="OperatorTok">&gt;&gt;</text:span><text:span text:style-name="NormalTok"> </text:span><text:span text:style-name="DecValTok">8</text:span><text:span text:style-name="OperatorTok">)</text:span><text:span text:style-name="NormalTok">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NormalTok"><text:s text:c="4"/>objbuf</text:span><text:span text:style-name="OperatorTok">[</text:span><text:span text:style-name="NormalTok">objidx</text:span><text:span text:style-name="OperatorTok">++]</text:span><text:span text:style-name="NormalTok"> </text:span><text:span text:style-name="OperatorTok">=</text:span><text:span text:style-name="NormalTok"> val </text:span><text:span text:style-name="OperatorTok">&amp;</text:span><text:span text:style-name="NormalTok"> </text:span><text:span text:style-name="BaseNTok">0xFF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handle_instruction</text:span><text:span text:style-name="OperatorTok">(</text:span><text:span text:style-name="DataTypeTok">char</text:span><text:span text:style-name="NormalTok"> </text:span><text:span text:style-name="OperatorTok">*</text:span><text:span text:style-name="NormalTok">op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opn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unsigned</text:span><text:span text:style-name="NormalTok"> </text:span><text:span text:style-name="DataTypeTok">char</text:span><text:span text:style-name="NormalTok"> op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LDA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opc </text:span><text:span text:style-name="OperatorTok">=</text:span><text:span text:style-name="NormalTok"> </text:span><text:span text:style-name="BaseNTok">0x00</text:span><text:span text:style-name="OperatorTok">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ADD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opc </text:span><text:span text:style-name="OperatorTok">=</text:span><text:span text:style-name="NormalTok"> </text:span><text:span text:style-name="BaseNTok">0x18</text:span><text:span text:style-name="OperatorTok">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STA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opc </text:span><text:span text:style-name="OperatorTok">=</text:span><text:span text:style-name="NormalTok"> </text:span><text:span text:style-name="BaseNTok">0x0C</text:span><text:span text:style-name="OperatorTok">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return</text:span><text:span text:style-name="OperatorTok">;</text:span> </text:p>
      <text:p text:style-name="Preformatted_20_Text"><text:span text:style-name="NormalTok"><text:s text:c="4"/>append_byte</text:span><text:span text:style-name="OperatorTok">(</text:span><text:span text:style-name="NormalTok">opc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addr </text:span><text:span text:style-name="OperatorTok">=</text:span><text:span text:style-name="NormalTok"> get_operand_addr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4"/>append_addr</text:span><text:span text:style-name="OperatorTok">(</text:span><text:span text:style-name="NormalTok">addr</text:span><text:span text:style-name="OperatorTok">)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handle_directive</text:span><text:span text:style-name="OperatorTok">(</text:span><text:span text:style-name="DataTypeTok">char</text:span><text:span text:style-name="NormalTok"> </text:span><text:span text:style-name="OperatorTok">*</text:span><text:span text:style-name="NormalTok">op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opnd</text:span><text:span text:style-name="OperatorTok">,</text:span><text:span text:style-name="NormalTok"> </text:span><text:span text:style-name="DataTypeTok">int</text:span><text:span text:style-name="NormalTok"> </text:span><text:span text:style-name="OperatorTok">*</text:span><text:span text:style-name="NormalTok">loc_chang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OperatorTok">*</text:span><text:span text:style-name="NormalTok">loc_chang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WORD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val </text:span><text:span text:style-name="OperatorTok">=</text:span><text:span text:style-name="NormalTok"> get_operand_addr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append_word</text:span><text:span text:style-name="OperatorTok">(</text:span><text:span text:style-name="NormalTok">val</text:span><text:span text:style-name="OperatorTok">);</text:span> </text:p>
      <text:p text:style-name="Preformatted_20_Text"><text:span text:style-name="NormalTok"><text:s text:c="8"/></text:span><text:span text:style-name="OperatorTok">*</text:span><text:span text:style-name="NormalTok">loc_change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RESW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n </text:span><text:span text:style-name="OperatorTok">=</text:span><text:span text:style-name="NormalTok"> atoi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OperatorTok">*</text:span><text:span text:style-name="NormalTok">loc_change </text:span><text:span text:style-name="OperatorTok">=</text:span><text:span text:style-name="NormalTok"> </text:span><text:span text:style-name="DecValTok">3</text:span><text:span text:style-name="NormalTok"> </text:span><text:span text:style-name="OperatorTok">*</text:span><text:span text:style-name="NormalTok"> n</text:span><text:span text:style-name="OperatorTok">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RESB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n </text:span><text:span text:style-name="OperatorTok">=</text:span><text:span text:style-name="NormalTok"> atoi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OperatorTok">*</text:span><text:span text:style-name="NormalTok">loc_change </text:span><text:span text:style-name="OperatorTok">=</text:span><text:span text:style-name="NormalTok"> n</text:span><text:span text:style-name="OperatorTok">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BYTE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C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len </text:span><text:span text:style-name="OperatorTok">=</text:span><text:span text:style-name="NormalTok"> strlen</text:span><text:span text:style-name="OperatorTok">(</text:span><text:span text:style-name="NormalTok">opnd</text:span><text:span text:style-name="OperatorTok">)</text:span><text:span text:style-name="NormalTok"> </text:span><text:span text:style-name="OperatorTok">-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</text:span><text:span text:style-name="OperatorTok">*</text:span><text:span text:style-name="NormalTok">loc_change </text:span><text:span text:style-name="OperatorTok">=</text:span><text:span text:style-name="NormalTok"> len</text:span><text:span text:style-name="OperatorTok">;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DataTypeTok">int</text:span><text:span text:style-name="NormalTok"> k </text:span><text:span text:style-name="OperatorTok">=</text:span><text:span text:style-name="NormalTok"> </text:span><text:span text:style-name="DecValTok">2</text:span><text:span text:style-name="OperatorTok">;</text:span><text:span text:style-name="NormalTok"> k </text:span><text:span text:style-name="OperatorTok">&lt;</text:span><text:span text:style-name="NormalTok"> strlen</text:span><text:span text:style-name="OperatorTok">(</text:span><text:span text:style-name="NormalTok">opnd</text:span><text:span text:style-name="OperatorTok">)</text:span><text:span text:style-name="NormalTok"> </text:span><text:span text:style-name="OperatorTok">-</text:span><text:span text:style-name="NormalTok"> </text:span><text:span text:style-name="DecValTok">1</text:span><text:span text:style-name="OperatorTok">;</text:span><text:span text:style-name="NormalTok"> k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append_byte</text:span><text:span text:style-name="OperatorTok">(</text:span><text:span text:style-name="NormalTok">opnd</text:span><text:span text:style-name="OperatorTok">[</text:span><text:span text:style-name="NormalTok">k</text:span><text:span text:style-name="OperatorTok">]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X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char</text:span><text:span text:style-name="NormalTok"> hex</text:span><text:span text:style-name="OperatorTok">[</text:span><text:span text:style-name="DecValTok">3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12"/></text:span><text:span text:style-name="DataTypeTok">int</text:span><text:span text:style-name="NormalTok"> len </text:span><text:span text:style-name="OperatorTok">=</text:span><text:span text:style-name="NormalTok"> </text:span><text:span text:style-name="OperatorTok">(</text:span><text:span text:style-name="NormalTok">strlen</text:span><text:span text:style-name="OperatorTok">(</text:span><text:span text:style-name="NormalTok">opnd</text:span><text:span text:style-name="OperatorTok">)</text:span><text:span text:style-name="NormalTok"> </text:span><text:span text:style-name="OperatorTok">-</text:span><text:span text:style-name="NormalTok"> </text:span><text:span text:style-name="DecValTok">3</text:span><text:span text:style-name="OperatorTok">)</text:span><text:span text:style-name="NormalTok"> </text:span><text:span text:style-name="OperatorTok">/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12"/></text:span><text:span text:style-name="OperatorTok">*</text:span><text:span text:style-name="NormalTok">loc_change </text:span><text:span text:style-name="OperatorTok">=</text:span><text:span text:style-name="NormalTok"> len</text:span><text:span text:style-name="OperatorTok">;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DataTypeTok">int</text:span><text:span text:style-name="NormalTok"> k</text:span><text:span text:style-name="OperatorTok">=</text:span><text:span text:style-name="DecValTok">2</text:span><text:span text:style-name="OperatorTok">,</text:span><text:span text:style-name="NormalTok"> j</text:span><text:span text:style-name="OperatorTok">=</text:span><text:span text:style-name="DecValTok">0</text:span><text:span text:style-name="OperatorTok">;</text:span><text:span text:style-name="NormalTok"> k</text:span><text:span text:style-name="OperatorTok">&lt;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;</text:span><text:span text:style-name="NormalTok"> k</text:span><text:span text:style-name="OperatorTok">+=</text:span><text:span text:style-name="DecValTok">2</text:span><text:span text:style-name="OperatorTok">,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hex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opnd</text:span><text:span text:style-name="OperatorTok">[</text:span><text:span text:style-name="NormalTok">k</text:span><text:span text:style-name="OperatorTok">];</text:span> </text:p>
      <text:p text:style-name="Preformatted_20_Text"><text:span text:style-name="NormalTok"><text:s text:c="16"/>hex</text:span><text:span text:style-name="OperatorTok">[</text:span><text:span text:style-name="DecValTok">1</text:span><text:span text:style-name="OperatorTok">]</text:span><text:span text:style-name="NormalTok"> </text:span><text:span text:style-name="OperatorTok">=</text:span><text:span text:style-name="NormalTok"> opnd</text:span><text:span text:style-name="OperatorTok">[</text:span><text:span text:style-name="NormalTok">k</text:span><text:span text:style-name="OperatorTok">+</text:span><text:span text:style-name="DecValTok">1</text:span><text:span text:style-name="OperatorTok">];</text:span> </text:p>
      <text:p text:style-name="Preformatted_20_Text"><text:span text:style-name="NormalTok"><text:s text:c="16"/>append_byte</text:span><text:span text:style-name="OperatorTok">(</text:span><text:span text:style-name="NormalTok">hex_to_int</text:span><text:span text:style-name="OperatorTok">(</text:span><text:span text:style-name="NormalTok">hex</text:span><text:span text:style-name="OperatorTok">)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oft-page-break/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in </text:span><text:span text:style-name="OperatorTok">=</text:span><text:span text:style-name="NormalTok"> fopen</text:span><text:span text:style-name="OperatorTok">(</text:span><text:span text:style-name="StringTok">"../../ipop/input.sic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listf </text:span><text:span text:style-name="OperatorTok">=</text:span><text:span text:style-name="NormalTok"> fopen</text:span><text:span text:style-name="OperatorTok">(</text:span><text:span text:style-name="StringTok">"../../ipop/listfile-op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objf </text:span><text:span text:style-name="OperatorTok">=</text:span><text:span text:style-name="NormalTok"> fopen</text:span><text:span text:style-name="OperatorTok">(</text:span><text:span text:style-name="StringTok">"../../ipop/objcode-op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in </text:span><text:span text:style-name="OperatorTok">||</text:span><text:span text:style-name="NormalTok"> </text:span><text:span text:style-name="OperatorTok">!</text:span><text:span text:style-name="NormalTok">listf </text:span><text:span text:style-name="OperatorTok">||</text:span><text:span text:style-name="NormalTok"> </text:span><text:span text:style-name="OperatorTok">!</text:span><text:span text:style-name="NormalTok">objf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Error opening file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char</text:span><text:span text:style-name="NormalTok"> line</text:span><text:span text:style-name="OperatorTok">[</text:span><text:span text:style-name="NormalTok">MAX_LINE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program_len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gets</text:span><text:span text:style-name="OperatorTok">(</text:span><text:span text:style-name="NormalTok">line</text:span><text:span text:style-name="OperatorTok">,</text:span><text:span text:style-name="NormalTok"> </text:span><text:span text:style-name="KeywordTok">sizeof</text:span><text:span text:style-name="OperatorTok">(</text:span><text:span text:style-name="NormalTok">line</text:span><text:span text:style-name="OperatorTok">),</text:span><text:span text:style-name="NormalTok"> in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</text:span><text:span text:style-name="OperatorTok">*</text:span><text:span text:style-name="NormalTok">comm </text:span><text:span text:style-name="OperatorTok">=</text:span><text:span text:style-name="NormalTok"> strchr</text:span><text:span text:style-name="OperatorTok">(</text:span><text:span text:style-name="NormalTok">line</text:span><text:span text:style-name="OperatorTok">,</text:span><text:span text:style-name="NormalTok"> </text:span><text:span text:style-name="CharTok">';'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comm</text:span><text:span text:style-name="OperatorTok">)</text:span><text:span text:style-name="NormalTok"> </text:span><text:span text:style-name="OperatorTok">*</text:span><text:span text:style-name="NormalTok">comm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/>
      <text:p text:style-name="Preformatted_20_Text"><text:span text:style-name="NormalTok"><text:s text:c="8"/></text:span><text:span text:style-name="DataTypeTok">char</text:span><text:span text:style-name="NormalTok"> label</text:span><text:span text:style-name="OperatorTok">[</text:span><text:span text:style-name="DecValTok">20</text:span><text:span text:style-name="OperatorTok">]</text:span><text:span text:style-name="NormalTok"> </text:span><text:span text:style-name="OperatorTok">=</text:span><text:span text:style-name="NormalTok"> </text:span><text:span text:style-name="StringTok">""</text:span><text:span text:style-name="OperatorTok">,</text:span><text:span text:style-name="NormalTok"> op</text:span><text:span text:style-name="OperatorTok">[</text:span><text:span text:style-name="DecValTok">10</text:span><text:span text:style-name="OperatorTok">]</text:span><text:span text:style-name="NormalTok"> </text:span><text:span text:style-name="OperatorTok">=</text:span><text:span text:style-name="NormalTok"> </text:span><text:span text:style-name="StringTok">""</text:span><text:span text:style-name="OperatorTok">,</text:span><text:span text:style-name="NormalTok"> opnd</text:span><text:span text:style-name="OperatorTok">[</text:span><text:span text:style-name="DecValTok">20</text:span><text:span text:style-name="OperatorTok">]</text:span><text:span text:style-name="NormalTok"> </text:span><text:span text:style-name="OperatorTok">=</text:span><text:span text:style-name="NormalTok"> </text:span><text:span text:style-name="StringTok">""</text:span><text:span text:style-name="OperatorTok">;</text:span> </text:p>
      <text:p text:style-name="Preformatted_20_Text"><text:span text:style-name="NormalTok"><text:s text:c="8"/>sscanf</text:span><text:span text:style-name="OperatorTok">(</text:span><text:span text:style-name="NormalTok">line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s</text:span><text:span text:style-name="StringTok"> </text:span><text:span text:style-name="SpecialCharTok">%s</text:span><text:span text:style-name="StringTok">"</text:span><text:span text:style-name="OperatorTok">,</text:span><text:span text:style-name="NormalTok"> label</text:span><text:span text:style-name="OperatorTok">,</text:span><text:span text:style-name="NormalTok"> op</text:span><text:span text:style-name="OperatorTok">,</text:span><text:span text:style-name="NormalTok"> opnd</text:span><text:span text:style-name="OperatorTok">);</text:span> </text:p>
      <text:p text:style-name="Preformatted_20_Text"/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len</text:span><text:span text:style-name="OperatorTok">(</text:span><text:span text:style-name="NormalTok">label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NormalTok"> </text:span><text:span text:style-name="OperatorTok">&amp;&amp;</text:span><text:span text:style-name="NormalTok"> label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*'</text:span><text:span text:style-name="OperatorTok">)</text:span><text:span text:style-name="NormalTok"> label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/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len</text:span><text:span text:style-name="OperatorTok">(</text:span><text:span text:style-name="NormalTok">op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ControlFlowTok">continue</text:span><text:span text:style-name="OperatorTok">;</text:span> </text:p>
      <text:p text:style-name="Preformatted_20_Text"><text:span text:style-name="NormalTok"><text:s text:c="8"/></text:span><text:span text:style-name="DataTypeTok">int</text:span><text:span text:style-name="NormalTok"> save_loc </text:span><text:span text:style-name="OperatorTok">=</text:span><text:span text:style-name="NormalTok"> locctr</text:span><text:span text:style-name="OperatorTok">;</text:span> </text:p>
      <text:p text:style-name="Preformatted_20_Text"><text:span text:style-name="NormalTok"><text:s text:c="8"/></text:span><text:span text:style-name="DataTypeTok">int</text:span><text:span text:style-name="NormalTok"> loc_chang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START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strcpy</text:span><text:span text:style-name="OperatorTok">(</text:span><text:span text:style-name="NormalTok">progname</text:span><text:span text:style-name="OperatorTok">,</text:span><text:span text:style-name="NormalTok"> label</text:span><text:span text:style-name="OperatorTok">);</text:span> </text:p>
      <text:p text:style-name="Preformatted_20_Text"><text:span text:style-name="NormalTok"><text:s text:c="12"/>start_addr </text:span><text:span text:style-name="OperatorTok">=</text:span><text:span text:style-name="NormalTok"> hex_to_int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12"/>locctr </text:span><text:span text:style-name="OperatorTok">=</text:span><text:span text:style-name="NormalTok"> start_addr</text:span><text:span text:style-name="OperatorTok">;</text:span> </text:p>
      <text:p text:style-name="Preformatted_20_Text"><text:span text:style-name="NormalTok"><text:s text:c="12"/>save_lo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END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strlen</text:span><text:span text:style-name="OperatorTok">(</text:span><text:span text:style-name="NormalTok">label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insert_sym</text:span><text:span text:style-name="OperatorTok">(</text:span><text:span text:style-name="NormalTok">label</text:span><text:span text:style-name="OperatorTok">,</text:span><text:span text:style-name="NormalTok"> locctr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</text:span><text:span text:style-name="OperatorTok">,</text:span><text:span text:style-name="NormalTok"> </text:span><text:span text:style-name="StringTok">"LDA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NormalTok"> </text:span><text:span text:style-name="OperatorTok">||</text:span><text:span text:style-name="NormalTok"> strcmp</text:span><text:span text:style-name="OperatorTok">(</text:span><text:span text:style-name="NormalTok">op</text:span><text:span text:style-name="OperatorTok">,</text:span><text:span text:style-name="NormalTok"> </text:span><text:span text:style-name="StringTok">"ADD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NormalTok"> </text:span><text:span text:style-name="OperatorTok">||</text:span><text:span text:style-name="NormalTok"> strcmp</text:span><text:span text:style-name="OperatorTok">(</text:span><text:span text:style-name="NormalTok">op</text:span><text:span text:style-name="OperatorTok">,</text:span><text:span text:style-name="NormalTok"> </text:span><text:span text:style-name="StringTok">"STA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handle_instruction</text:span><text:span text:style-name="OperatorTok">(</text:span><text:span text:style-name="NormalTok">op</text:span><text:span text:style-name="OperatorTok">,</text:span><text:span text:style-name="NormalTok"> opnd</text:span><text:span text:style-name="OperatorTok">);</text:span> </text:p>
      <text:p text:style-name="Preformatted_20_Text"><text:span text:style-name="NormalTok"><text:s text:c="16"/>loc_change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6"/>handle_directive</text:span><text:span text:style-name="OperatorTok">(</text:span><text:span text:style-name="NormalTok">op</text:span><text:span text:style-name="OperatorTok">,</text:span><text:span text:style-name="NormalTok"> opnd</text:span><text:span text:style-name="OperatorTok">,</text:span><text:span text:style-name="NormalTok"> </text:span><text:span text:style-name="OperatorTok">&amp;</text:span><text:span text:style-name="NormalTok">loc_change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locctr </text:span><text:span text:style-name="OperatorTok">+=</text:span><text:span text:style-name="NormalTok"> loc_change</text:span><text:span text:style-name="OperatorTok">;</text:span> </text:p>
      <text:p text:style-name="Preformatted_20_Text"><text:span text:style-name="NormalTok"><text:s text:c="8"/>fprintf</text:span><text:span text:style-name="OperatorTok">(</text:span><text:span text:style-name="NormalTok">listf</text:span><text:span text:style-name="OperatorTok">,</text:span><text:span text:style-name="NormalTok"> </text:span><text:span text:style-name="StringTok">"</text:span><text:span text:style-name="SpecialCharTok">%04X\t%-8s</text:span><text:span text:style-name="StringTok"> </text:span><text:span text:style-name="SpecialCharTok">%-8s</text:span><text:span text:style-name="StringTok"> </text:span><text:span text:style-name="SpecialCharTok">%s\n</text:span><text:span text:style-name="StringTok">"</text:span><text:span text:style-name="OperatorTok">,</text:span><text:span text:style-name="NormalTok"> save_loc</text:span><text:span text:style-name="OperatorTok">,</text:span><text:span text:style-name="NormalTok"> label</text:span><text:span text:style-name="OperatorTok">,</text:span><text:span text:style-name="NormalTok"> op</text:span><text:span text:style-name="OperatorTok">,</text:span><text:span text:style-name="NormalTok"> opnd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ogram_len </text:span><text:span text:style-name="OperatorTok">=</text:span><text:span text:style-name="NormalTok"> locctr </text:span><text:span text:style-name="OperatorTok">-</text:span><text:span text:style-name="NormalTok"> start_addr</text:span><text:span text:style-name="OperatorTok">;</text:span> </text:p>
      <text:p text:style-name="Preformatted_20_Text"><text:span text:style-name="NormalTok"><text:s text:c="4"/>fprintf</text:span><text:span text:style-name="OperatorTok">(</text:span><text:span text:style-name="NormalTok">objf</text:span><text:span text:style-name="OperatorTok">,</text:span><text:span text:style-name="NormalTok"> </text:span><text:span text:style-name="StringTok">"H </text:span><text:span text:style-name="SpecialCharTok">%6s</text:span><text:span text:style-name="StringTok"> </text:span><text:span text:style-name="SpecialCharTok">%06X</text:span><text:span text:style-name="StringTok"> </text:span><text:span text:style-name="SpecialCharTok">%06X\n</text:span><text:span text:style-name="StringTok">"</text:span><text:span text:style-name="OperatorTok">,</text:span><text:span text:style-name="NormalTok"> progname</text:span><text:span text:style-name="OperatorTok">,</text:span><text:span text:style-name="NormalTok"> start_addr</text:span><text:span text:style-name="OperatorTok">,</text:span><text:span text:style-name="NormalTok"> program_len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current_addr </text:span><text:span text:style-name="OperatorTok">=</text:span><text:span text:style-name="NormalTok"> start_addr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i </text:span><text:span text:style-name="OperatorTok">&lt;</text:span><text:span text:style-name="NormalTok"> objidx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chunk_size </text:span><text:span text:style-name="OperatorTok">=</text:span><text:span text:style-name="NormalTok"> </text:span><text:span text:style-name="OperatorTok">(</text:span><text:span text:style-name="NormalTok">objidx </text:span><text:span text:style-name="OperatorTok">-</text:span><text:span text:style-name="NormalTok"> i </text:span><text:span text:style-name="OperatorTok">&gt;</text:span><text:span text:style-name="NormalTok"> </text:span><text:span text:style-name="DecValTok">30</text:span><text:span text:style-name="OperatorTok">)</text:span><text:span text:style-name="NormalTok"> </text:span><text:span text:style-name="OperatorTok">?</text:span><text:span text:style-name="NormalTok"> </text:span><text:span text:style-name="DecValTok">30</text:span><text:span text:style-name="NormalTok"> </text:span><text:span text:style-name="OperatorTok">:</text:span><text:span text:style-name="NormalTok"> objidx </text:span><text:span text:style-name="OperatorTok">-</text:span><text:span text:style-name="NormalTok"> i</text:span><text:span text:style-name="OperatorTok">;</text:span> </text:p>
      <text:p text:style-name="Preformatted_20_Text"><text:span text:style-name="NormalTok"><text:s text:c="8"/>fprintf</text:span><text:span text:style-name="OperatorTok">(</text:span><text:span text:style-name="NormalTok">objf</text:span><text:span text:style-name="OperatorTok">,</text:span><text:span text:style-name="NormalTok"> </text:span><text:span text:style-name="StringTok">"T </text:span><text:span text:style-name="SpecialCharTok">%06X</text:span><text:span text:style-name="StringTok"> </text:span><text:span text:style-name="SpecialCharTok">%02X</text:span><text:span text:style-name="StringTok">"</text:span><text:span text:style-name="OperatorTok">,</text:span><text:span text:style-name="NormalTok"> current_addr</text:span><text:span text:style-name="OperatorTok">,</text:span><text:span text:style-name="NormalTok"> chunk_size</text:span><text:span text:style-name="OperatorTok">)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b </text:span><text:span text:style-name="OperatorTok">=</text:span><text:span text:style-name="NormalTok"> </text:span><text:span text:style-name="DecValTok">0</text:span><text:span text:style-name="OperatorTok">;</text:span><text:span text:style-name="NormalTok"> b </text:span><text:span text:style-name="OperatorTok">&lt;</text:span><text:span text:style-name="NormalTok"> chunk_size</text:span><text:span text:style-name="OperatorTok">;</text:span><text:span text:style-name="NormalTok"> b </text:span><text:span text:style-name="OperatorTok">+=</text:span><text:span text:style-name="NormalTok"> </text:span><text:span text:style-name="DecValTok">3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b </text:span><text:span text:style-name="OperatorTok">+</text:span><text:span text:style-name="NormalTok"> </text:span><text:span text:style-name="DecValTok">2</text:span><text:span text:style-name="NormalTok"> </text:span><text:span text:style-name="OperatorTok">&lt;</text:span><text:span text:style-name="NormalTok"> chunk_siz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</text:span><text:span text:style-name="DataTypeTok">int</text:span><text:span text:style-name="NormalTok"> byte1 </text:span><text:span text:style-name="OperatorTok">=</text:span><text:span text:style-name="NormalTok"> objbuf</text:span><text:span text:style-name="OperatorTok">[</text:span><text:span text:style-name="NormalTok">i </text:span><text:span text:style-name="OperatorTok">+</text:span><text:span text:style-name="NormalTok"> b</text:span><text:span text:style-name="OperatorTok">];</text:span> </text:p>
      <text:p text:style-name="Preformatted_20_Text"><text:span text:style-name="NormalTok"><text:s text:c="16"/></text:span><text:span text:style-name="DataTypeTok">int</text:span><text:span text:style-name="NormalTok"> byte2 </text:span><text:span text:style-name="OperatorTok">=</text:span><text:span text:style-name="NormalTok"> objbuf</text:span><text:span text:style-name="OperatorTok">[</text:span><text:span text:style-name="NormalTok">i </text:span><text:span text:style-name="OperatorTok">+</text:span><text:span text:style-name="NormalTok"> b </text:span><text:span text:style-name="OperatorTok">+</text:span><text:span text:style-name="NormalTok"> </text:span><text:span text:style-name="DecValTok">1</text:span><text:span text:style-name="OperatorTok">];</text:span> </text:p>
      <text:p text:style-name="Preformatted_20_Text"><text:span text:style-name="NormalTok"><text:s text:c="16"/></text:span><text:span text:style-name="DataTypeTok">int</text:span><text:span text:style-name="NormalTok"> byte3 </text:span><text:span text:style-name="OperatorTok">=</text:span><text:span text:style-name="NormalTok"> objbuf</text:span><text:span text:style-name="OperatorTok">[</text:span><text:span text:style-name="NormalTok">i </text:span><text:span text:style-name="OperatorTok">+</text:span><text:span text:style-name="NormalTok"> b </text:span><text:span text:style-name="OperatorTok">+</text:span><text:span text:style-name="NormalTok"> </text:span><text:span text:style-name="DecValTok">2</text:span><text:span text:style-name="OperatorTok">];</text:span> </text:p>
      <text:p text:style-name="Preformatted_20_Text"><text:span text:style-name="NormalTok"><text:s text:c="16"/>fprintf</text:span><text:span text:style-name="OperatorTok">(</text:span><text:span text:style-name="NormalTok">objf</text:span><text:span text:style-name="OperatorTok">,</text:span><text:span text:style-name="StringTok">" </text:span><text:span text:style-name="SpecialCharTok">%02X%02X%02X</text:span><text:span text:style-name="StringTok">"</text:span><text:span text:style-name="OperatorTok">,</text:span><text:span text:style-name="NormalTok">byte1</text:span><text:span text:style-name="OperatorTok">,</text:span><text:span text:style-name="NormalTok">byte2</text:span><text:span text:style-name="OperatorTok">,</text:span><text:span text:style-name="NormalTok">byte3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fprintf</text:span><text:span text:style-name="OperatorTok">(</text:span><text:span text:style-name="NormalTok">objf</text:span><text:span text:style-name="OperatorTok">,</text:span><text:span text:style-name="NormalTok"> </text:span><text:span text:style-name="StringTok">"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i </text:span><text:span text:style-name="OperatorTok">+=</text:span><text:span text:style-name="NormalTok"> chunk_size</text:span><text:span text:style-name="OperatorTok">;</text:span> </text:p>
      <text:p text:style-name="Preformatted_20_Text"><text:span text:style-name="NormalTok"><text:s text:c="8"/>current_addr </text:span><text:span text:style-name="OperatorTok">+=</text:span><text:span text:style-name="NormalTok"> chunk_size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fprintf</text:span><text:span text:style-name="OperatorTok">(</text:span><text:span text:style-name="NormalTok">objf</text:span><text:span text:style-name="OperatorTok">,</text:span><text:span text:style-name="NormalTok"> </text:span><text:span text:style-name="StringTok">"E </text:span><text:span text:style-name="SpecialCharTok">%06X\n</text:span><text:span text:style-name="StringTok">"</text:span><text:span text:style-name="OperatorTok">,</text:span><text:span text:style-name="NormalTok"> start_addr</text:span><text:span text:style-name="OperatorTok">)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k </text:span><text:span text:style-name="OperatorTok">=</text:span><text:span text:style-name="NormalTok"> </text:span><text:span text:style-name="DecValTok">0</text:span><text:span text:style-name="OperatorTok">;</text:span><text:span text:style-name="NormalTok"> k </text:span><text:span text:style-name="OperatorTok">&lt;</text:span><text:span text:style-name="NormalTok"> nsym</text:span><text:span text:style-name="OperatorTok">;</text:span><text:span text:style-name="NormalTok"> k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Ref </text:span><text:span text:style-name="OperatorTok">*</text:span><text:span text:style-name="NormalTok">r </text:span><text:span text:style-name="OperatorTok">=</text:span><text:span text:style-name="NormalTok"> symtab</text:span><text:span text:style-name="OperatorTok">[</text:span><text:span text:style-name="NormalTok">k</text:span><text:span text:style-name="OperatorTok">].</text:span><text:span text:style-name="NormalTok">refs</text:span><text:span text:style-name="OperatorTok">;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</text:span><text:span text:style-name="NormalTok">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Ref </text:span><text:span text:style-name="OperatorTok">*</text:span><text:span text:style-name="NormalTok">tmp </text:span><text:span text:style-name="OperatorTok">=</text:span><text:span text:style-name="NormalTok"> r</text:span><text:span text:style-name="OperatorTok">;</text:span> </text:p>
      <text:p text:style-name="Preformatted_20_Text"><text:span text:style-name="NormalTok"><text:s text:c="12"/>r </text:span><text:span text:style-name="OperatorTok">=</text:span><text:span text:style-name="NormalTok"> r</text:span><text:span text:style-name="OperatorTok">-&gt;</text:span><text:span text:style-name="NormalTok">next</text:span><text:span text:style-name="OperatorTok">;</text:span> </text:p>
      <text:p text:style-name="Preformatted_20_Text"><text:span text:style-name="NormalTok"><text:s text:c="12"/>free</text:span><text:span text:style-name="OperatorTok">(</text:span><text:span text:style-name="NormalTok">tmp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!</text:span><text:span text:style-name="NormalTok">symtab</text:span><text:span text:style-name="OperatorTok">[</text:span><text:span text:style-name="NormalTok">k</text:span><text:span text:style-name="OperatorTok">].</text:span><text:span text:style-name="NormalTok">define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Warning: Undefined symbol </text:span><text:span text:style-name="SpecialCharTok">%s\n</text:span><text:span text:style-name="StringTok">"</text:span><text:span text:style-name="OperatorTok">,</text:span><text:span text:style-name="NormalTok"> symtab</text:span><text:span text:style-name="OperatorTok">[</text:span><text:span text:style-name="NormalTok">k</text:span><text:span text:style-name="OperatorTok">].</text:span><text:span text:style-name="NormalTok">name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fclose</text:span><text:span text:style-name="OperatorTok">(</text:span><text:span text:style-name="NormalTok">in</text:span><text:span text:style-name="OperatorTok">);</text:span> </text:p>
      <text:p text:style-name="Preformatted_20_Text"><text:span text:style-name="NormalTok"><text:s text:c="4"/>fclose</text:span><text:span text:style-name="OperatorTok">(</text:span><text:span text:style-name="NormalTok">listf</text:span><text:span text:style-name="OperatorTok">);</text:span> </text:p>
      <text:p text:style-name="Preformatted_20_Text"><text:span text:style-name="NormalTok"><text:s text:c="4"/>fclose</text:span><text:span text:style-name="OperatorTok">(</text:span><text:span text:style-name="NormalTok">objf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Assembly complete. Object code in objcode-op, listing in listfile-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<text:soft-page-break/>Output</text:p>
      <text:p text:style-name="Preformatted_20_Text">input.sic</text:p>
      <text:p text:style-name="Preformatted_20_Text"><text:s text:c="4"/>COPY <text:s text:c="3"/>START <text:s text:c="2"/>1000</text:p>
      <text:p text:style-name="Preformatted_20_Text"><text:s text:c="4"/>FIRST <text:s text:c="2"/>LDA <text:s text:c="4"/>ALPHA</text:p>
      <text:p text:style-name="Preformatted_20_Text"><text:s text:c="4"/>** <text:s text:c="5"/>ADD <text:s text:c="4"/>BETA</text:p>
      <text:p text:style-name="Preformatted_20_Text"><text:s text:c="4"/>** <text:s text:c="5"/>STA <text:s text:c="4"/>GAMMA</text:p>
      <text:p text:style-name="Preformatted_20_Text"><text:s text:c="4"/>ALPHA <text:s text:c="2"/>WORD <text:s text:c="3"/>5</text:p>
      <text:p text:style-name="Preformatted_20_Text"><text:s text:c="4"/>BETA <text:s text:c="3"/>WORD <text:s text:c="3"/>3</text:p>
      <text:p text:style-name="Preformatted_20_Text"><text:s text:c="4"/>GAMMA <text:s text:c="2"/>RESW <text:s text:c="3"/>1</text:p>
      <text:p text:style-name="Preformatted_20_Text"><text:s text:c="4"/>** <text:s text:c="5"/>END <text:s text:c="4"/>FIRST</text:p>
      <text:p text:style-name="Preformatted_20_Text"/>
      <text:p text:style-name="Preformatted_20_Text">Assembly complete. Object code in objcode-op, listing in listfile-op</text:p>
      <text:p text:style-name="Preformatted_20_Text"/>
      <text:p text:style-name="Preformatted_20_Text">listfile-op</text:p>
      <text:p text:style-name="Preformatted_20_Text"><text:s text:c="4"/>0000 <text:s text:c="3"/>COPY <text:s text:c="4"/>START <text:s text:c="3"/>1000</text:p>
      <text:p text:style-name="Preformatted_20_Text"><text:s text:c="4"/>1000 <text:s text:c="3"/>FIRST <text:s text:c="3"/>LDA <text:s text:c="5"/>ALPHA</text:p>
      <text:p text:style-name="Preformatted_20_Text"><text:s text:c="4"/>1003 <text:s text:c="12"/>ADD <text:s text:c="5"/>BETA</text:p>
      <text:p text:style-name="Preformatted_20_Text"><text:s text:c="4"/>1006 <text:s text:c="12"/>STA <text:s text:c="5"/>GAMMA</text:p>
      <text:p text:style-name="Preformatted_20_Text"><text:s text:c="4"/>1009 <text:s text:c="3"/>ALPHA <text:s text:c="3"/>WORD <text:s text:c="4"/>5</text:p>
      <text:p text:style-name="Preformatted_20_Text"><text:s text:c="4"/>100C <text:s text:c="3"/>BETA <text:s text:c="4"/>WORD <text:s text:c="4"/>3</text:p>
      <text:p text:style-name="Preformatted_20_Text"><text:s text:c="4"/>100F <text:s text:c="3"/>GAMMA <text:s text:c="3"/>RESW <text:s text:c="4"/>1</text:p>
      <text:p text:style-name="Preformatted_20_Text"/>
      <text:p text:style-name="Preformatted_20_Text">objcode-op</text:p>
      <text:p text:style-name="Preformatted_20_Text"><text:s text:c="4"/>H <text:s text:c="2"/>COPY 001000 000012</text:p>
      <text:p text:style-name="Preformatted_20_Text"><text:s text:c="4"/>T 001000 0F 001009 18100C 0C100F 000005 000003</text:p>
      <text:p text:style-name="Preformatted_20_Text"><text:s text:c="4"/>E 001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keyword/>
    <meta:initial-creator/>
    <meta:creation-date>2025-10-12T09:15:32Z</meta:creation-date>
    <dc:date>2025-10-12T14:51:06.822374226</dc:date>
    <meta:print-date>2025-10-12T14:51:05.592418516</meta:print-date>
    <meta:printed-by>PDF files</meta:printed-by>
    <meta:editing-duration>PT1S</meta:editing-duration>
    <meta:editing-cycles>1</meta:editing-cycles>
    <meta:document-statistic meta:table-count="0" meta:image-count="0" meta:object-count="0" meta:page-count="4" meta:paragraph-count="257" meta:word-count="996" meta:character-count="7572" meta:non-whitespace-character-count="4970"/>
    <meta:user-defined meta:name="base_path">/home/a_swi_nrd/College Things/system-software/printouts</meta:user-defined>
  </office:meta>
</office:document-meta>
</file>